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F2377E7D.jpg" manifest:media-type="image/jpeg"/>
  <manifest:file-entry manifest:full-path="Pictures/10000201000006270000049DA4DC7D99.png" manifest:media-type="image/png"/>
  <manifest:file-entry manifest:full-path="Pictures/100000000000040000000300C40AC0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4.483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fo:font-size="28.1000003814697pt" style:font-size-asian="20pt" fo:hyphenate="false"/>
    </style:style>
    <style:style style:name="P6" style:family="paragraph">
      <style:paragraph-properties fo:line-height="100%"/>
    </style:style>
    <style:style style:name="P7" style:family="paragraph">
      <style:text-properties style:font-name="Noto Sans S Chinese Regular" fo:font-size="30pt" style:font-size-asian="30pt" style:font-size-complex="3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C40AC0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3" draw:text-style-name="P1" draw:layer="layout" svg:width="27.999cm" svg:height="20.994cm" svg:x="0.001cm" svg:y="0.003cm">
          <draw:image xlink:href="Pictures/10000201000006270000049DA4DC7D99.png" xlink:type="simple" xlink:show="embed" xlink:actuate="onLoad">
            <text:p/>
          </draw:image>
        </draw:frame>
        <draw:frame presentation:style-name="pr2" draw:text-style-name="P3" draw:layer="layout" svg:width="12.6cm" svg:height="4.483cm" svg:x="10.2cm" svg:y="9.117cm" presentation:class="title" presentation:user-transformed="true">
          <draw:text-box>
            <text:p text:style-name="P2"><text:span text:style-name="T1">收集東，收集西，</text:span><text:span text:style-name="T1"><text:line-break/></text:span><text:span text:style-name="T1">你喜歡收集什麼東西？</text:span><text:span text:style-name="T1"><text:line-break/></text:span><text:span text:style-name="T1">我喜歡收集娃娃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o collect things from one side, to collect from the other side.</text:span></text:p>
              <text:p text:style-name="P4"><text:span text:style-name="T2">What kind of things do you like to collect?</text:span></text:p>
              <text:p text:style-name="P4"><text:span text:style-name="T2">I like to collect dolls' clothing.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3" draw:text-style-name="P1" draw:layer="layout" svg:width="27.092cm" svg:height="20.319cm" svg:x="0.454cm" svg:y="0.341cm">
          <draw:image xlink:href="Pictures/100000000000040000000300F2377E7D.jpg" xlink:type="simple" xlink:show="embed" xlink:actuate="onLoad">
            <text:p/>
          </draw:image>
        </draw:frame>
        <draw:frame presentation:style-name="pr4" draw:text-style-name="P3" draw:layer="layout" svg:width="12.6cm" svg:height="3.506cm" svg:x="3.4cm" svg:y="6.694cm" presentation:class="title" presentation:user-transformed="true">
          <draw:text-box>
            <text:p text:style-name="P6"><text:span text:style-name="T1">奶奶喜歡收集木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4"><text:span text:style-name="T2">Grandmother likes to collect wooden clog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18T18:13:11.455351000</dc:date>
    <meta:editing-duration>PT59M26S</meta:editing-duration>
    <meta:editing-cycles>22</meta:editing-cycles>
    <meta:generator>LibreOffice/4.3.2.2$MacOSX_x86 LibreOffice_project/edfb5295ba211bd31ad47d0bad0118690f76407d</meta:generator>
    <meta:document-statistic meta:object-count="36"/>
  </office:meta>
</office:document-meta>
</file>